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Zapfino" svg:font-family="Zapfino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Zapfino"/>
    </style:style>
    <style:style style:name="P2" style:family="paragraph" style:parent-style-name="Standard">
      <style:text-properties style:font-name="Zapfino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pfino font is actually amazing, the ligatures and substitutions are outstanding and very entertaining to watch as you type.</text:p>
      <text:p text:style-name="P1">I'm gonna type some more to see what might happen: not much in this case, excepting the 'th' ligerature, double 'p' lig. and the 'g' in ligerature. (Even tho' it is spelled incorrectly.) I <text:span text:style-name="T3">love</text:span><text:span text:style-name="T6"> the substitution on 'e' at the terminating period.</text:span></text:p>
      <text:p text:style-name="P1"><text:span text:style-name="T6">Does anything else do that?</text:span></text:p>
      <text:p text:style-name="P1"><text:span text:style-name="T6">Maybe? Maybe not.</text:span></text:p>
      <text:p text:style-name="P1"><text:span text:style-name="T6">Because of the excessive kerning, backspace characters do not always erase well and I've seen a few trailing ascender/descenders left in place. But dontcha just love that 'p' in space and the 'f' in left!</text:span></text:p>
      <text:p text:style-name="P1"><text:span text:style-name="T6">And the 't' in just.</text:span>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Zapfino" svg:font-family="Zapfino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il Ingram-Smith</meta:initial-creator>
    <meta:creation-date>2011-05-16T11:24:41</meta:creation-date>
    <meta:document-statistic meta:table-count="0" meta:image-count="0" meta:object-count="0" meta:page-count="1" meta:paragraph-count="6" meta:word-count="110" meta:character-count="637"/>
    <dc:date>2011-05-16T23:31:55</dc:date>
    <dc:creator>Phil Ingram-Smith</dc:creator>
    <meta:editing-duration>PT1M14S</meta:editing-duration>
    <meta:editing-cycles>1</meta:editing-cycles>
    <meta:generator>OpenOffice.org/3.3$Unix OpenOffice.org_project/330m20$Build-9567</meta:generator>
  </office:meta>
</office:document-meta>
</file>